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245cm" svg:height="9.099cm" svg:x="8.37cm" svg:y="0cm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189cm" svg:height="8.288cm" svg:x="20.898cm" svg:y="0.823cm">
            <draw:object draw:notify-on-update-of-ranges="Sheet1.A14:Sheet1.A14 Sheet1.A15:Sheet1.A24 Sheet1.B14:Sheet1.B14 Sheet1.B15:Sheet1.B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 of inpu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99699" calcext:value-type="float">
            <text:p>0.0996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89559" calcext:value-type="float">
            <text:p>0.38955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873954" calcext:value-type="float">
            <text:p>0.8739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555697" calcext:value-type="float">
            <text:p>1.55569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418623" calcext:value-type="float">
            <text:p>2.41862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480425" calcext:value-type="float">
            <text:p>3.4804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743869" calcext:value-type="float">
            <text:p>4.74386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195032" calcext:value-type="float">
            <text:p>6.19503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847807" calcext:value-type="float">
            <text:p>7.8478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687271" calcext:value-type="float">
            <text:p>9.6872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ection sort</text:p>
          </table:table-cell>
          <table:table-cell/>
        </table:table-row>
        <table:table-row table:style-name="ro1">
          <table:table-cell office:value-type="string" calcext:value-type="string">
            <text:p>number of inpu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2242" calcext:value-type="float">
            <text:p>0.0422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73222" calcext:value-type="float">
            <text:p>0.17322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38192" calcext:value-type="float">
            <text:p>0.3819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7555" calcext:value-type="float">
            <text:p>0.6755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052038" calcext:value-type="float">
            <text:p>1.05203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5145" calcext:value-type="float">
            <text:p>1.514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059718" calcext:value-type="float">
            <text:p>2.05971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.687016" calcext:value-type="float">
            <text:p>2.68701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402245" calcext:value-type="float">
            <text:p>3.4022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.197631" calcext:value-type="float">
            <text:p>4.197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5:03:29.621141213</meta:creation-date>
    <dc:date>2019-02-07T15:10:35.534567784</dc:date>
    <meta:editing-duration>P0D</meta:editing-duration>
    <meta:editing-cycles>1</meta:editing-cycles>
    <meta:document-statistic meta:table-count="1" meta:cell-count="45" meta:object-count="2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46cm" svg:height="9.1cm" xlink:href=".." xlink:type="simple" chart:class="chart:scatter" chart:style-name="ch1">
        <chart:legend chart:legend-position="end" svg:x="10.24cm" svg:y="4.251cm" style:legend-expansion="high" chart:style-name="ch2"/>
        <chart:plot-area chart:style-name="ch3" table:cell-range-address="Sheet1.A1:Sheet1.B11" chart:data-source-has-labels="row" svg:x="0.244cm" svg:y="0.182cm" svg:width="9.753cm" svg:height="8.736cm">
          <chartooo:coordinate-region svg:x="0.865cm" svg:y="0.382cm" svg:width="8.667cm" svg:height="7.8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11</svg:desc>
                </draw:g>
              </table:table-cell>
              <table:table-cell office:value-type="float" office:value="0.099699">
                <text:p>0.09969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89559">
                <text:p>0.38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0.873954">
                <text:p>0.873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.555697">
                <text:p>1.555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2.418623">
                <text:p>2.418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3.480425">
                <text:p>3.480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4.743869">
                <text:p>4.743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6.195032">
                <text:p>6.195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7.847807">
                <text:p>7.847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9.687271">
                <text:p>9.687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9cm" svg:height="8.289cm" xlink:href=".." xlink:type="simple" chart:class="chart:scatter" chart:style-name="ch1">
        <chart:legend chart:legend-position="end" svg:x="11.185cm" svg:y="3.845cm" style:legend-expansion="high" chart:style-name="ch2"/>
        <chart:plot-area chart:style-name="ch3" table:cell-range-address="Sheet1.A14:Sheet1.B24" chart:data-source-has-labels="row" svg:x="0.158cm" svg:y="0.199cm" svg:width="11.217cm" svg:height="8.022cm">
          <chartooo:coordinate-region svg:x="0.885cm" svg:y="0.398cm" svg:width="10.026cm" svg:height="7.1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24" chart:label-cell-address="Sheet1.B14:Sheet1.B14" chart:class="chart:scatter">
            <chart:domain table:cell-range-address="Sheet1.A15:Sheet1.A24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15:Sheet1.A24</svg:desc>
                </draw:g>
              </table:table-cell>
              <table:table-cell office:value-type="float" office:value="0.042242">
                <text:p>0.042242</text:p>
                <draw:g>
                  <svg:desc>Sheet1.B15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73222">
                <text:p>0.173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0.38192">
                <text:p>0.3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67555">
                <text:p>0.67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1.052038">
                <text:p>1.05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.5145">
                <text:p>1.5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2.059718">
                <text:p>2.059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2.687016">
                <text:p>2.687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3.402245">
                <text:p>3.402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4.197631">
                <text:p>4.197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